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u propuesta ya es hermosa, íntima y profundamente humana. La escena doméstica, con sus animales, sus pequeños caos y sus observaciones atentas, funciona como una invitación natural al pensamiento profundo. Estamos en una sección que debe tocar algo muy fundamental: el asombro ante la vida, y también la incomodidad de su fragilidad. La experiencia cotidiana es el canal perfecto para hacer sentir eso al lector.</text:p>
      <text:p text:style-name="Horizontal_20_Line"/>
      <text:h text:style-name="Heading_20_3" text:outline-level="3">✅ Objetivo de esta sección</text:h>
      <text:p text:style-name="Text_20_body">Mostrar que el <text:span text:style-name="Emphasis">ciclo de vida</text:span> no es solo una idea abstracta o lógica, sino algo <text:span text:style-name="Strong_20_Emphasis">presente y visible en la naturaleza</text:span>, que todos podemos observar.<text:line-break/>Pero también, que esa observación <text:span text:style-name="Strong_20_Emphasis">no nos da respuestas simples</text:span>.<text:line-break/>Lo que vemos nos desconcierta, nos conmueve, nos deja preguntas abiertas.<text:line-break/>Y es desde esas preguntas que queremos invitar al lector a ver más allá del ruido: a descubrir <text:span text:style-name="Emphasis">el patrón</text:span>.</text:p>
      <text:p text:style-name="Horizontal_20_Line"/>
      <text:h text:style-name="Heading_20_3" text:outline-level="3">💭 Preguntas que las personas podrían hacerse (y que podemos sugerir en el texto)</text:h>
      <text:list xml:id="list1511734113" text:style-name="L1">
        <text:list-item>
          <text:p text:style-name="P1"><text:span text:style-name="Strong_20_Emphasis">¿Por qué todo debe terminar?</text:span><text:line-break/>¿No podría durar más? ¿Por qué muere mi perro, o mi abuela, o incluso una flor?</text:p>
        </text:list-item>
        <text:list-item>
          <text:p text:style-name="P1"><text:span text:style-name="Strong_20_Emphasis">¿Qué sentido tiene tanto esfuerzo si todo vuelve a empezar?</text:span><text:line-break/>Si los pájaros hacen lo mismo cada año, ¿no es absurdo? ¿Por qué tanto trabajo por algo que se repetirá?</text:p>
        </text:list-item>
        <text:list-item>
          <text:p text:style-name="P1"><text:span text:style-name="Strong_20_Emphasis">¿Dónde está lo importante, si todo parece ruido?</text:span><text:line-break/>¿No estaremos perdiéndonos algo esencial en medio del caos cotidiano?</text:p>
        </text:list-item>
        <text:list-item>
          <text:p text:style-name="P1"><text:span text:style-name="Strong_20_Emphasis">¿Acaso los animales comprenden su ciclo? ¿Y nosotros?</text:span><text:line-break/>¿Lo aceptan sin preguntar? ¿Deberíamos hacer lo mismo?</text:p>
        </text:list-item>
        <text:list-item>
          <text:p text:style-name="P1"><text:span text:style-name="Strong_20_Emphasis">¿Esto que veo afuera también sucede en mí?</text:span><text:line-break/>¿Estoy también cumpliendo, sin saberlo, un papel en un ciclo más grande?</text:p>
        </text:list-item>
      </text:list>
      <text:p text:style-name="Horizontal_20_Line"/>
      <text:h text:style-name="Heading_20_3" text:outline-level="3">🌿 Ideas y observaciones para enriquecer la sección</text:h>
      <text:list xml:id="list1426145153" text:style-name="L2">
        <text:list-item>
          <text:p text:style-name="P2"><text:span text:style-name="Strong_20_Emphasis">La naturaleza como una coreografía silenciosa</text:span>:<text:line-break/>Cada criatura actúa como si supiera qué hacer, sin necesitar explicaciones.</text:p>
        </text:list-item>
        <text:list-item>
          <text:p text:style-name="P2"><text:span text:style-name="Strong_20_Emphasis">La repetición no es inútil</text:span>:<text:line-break/>Al contrario, es precisamente lo que sostiene la vida.</text:p>
        </text:list-item>
        <text:list-item>
          <text:p text:style-name="P2"><text:span text:style-name="Strong_20_Emphasis">La muerte no es una interrupción, es parte del ritmo</text:span>:<text:line-break/>Como el silencio entre las notas de una melodía.</text:p>
        </text:list-item>
        <text:list-item>
          <text:p text:style-name="P2"><text:soft-page-break/><text:span text:style-name="Strong_20_Emphasis">Nos cuesta ver el ciclo porque vivimos desde dentro del instante</text:span>:<text:line-break/>Solo al tomar distancia —como propones— vemos el patrón.</text:p>
        </text:list-item>
        <text:list-item>
          <text:p text:style-name="P2"><text:span text:style-name="Strong_20_Emphasis">Somos parte del mismo ciclo, aunque a veces lo olvidamos</text:span>:<text:line-break/>No somos espectadores. También nacemos, también crecemos, también damos, también partimos.</text:p>
        </text:list-item>
      </text:list>
      <text:p text:style-name="Horizontal_20_Line"/>
      <text:h text:style-name="Heading_20_3" text:outline-level="3">🧱 Estructura sugerida para esta sección</text:h>
      <text:p text:style-name="Horizontal_20_Line"/>
      <text:h text:style-name="Heading_20_4" text:outline-level="4"><text:span text:style-name="Strong_20_Emphasis">1. Observar la naturaleza no siempre da respuestas</text:span></text:h>
      <text:list xml:id="list1745148922" text:style-name="L3">
        <text:list-item>
          <text:p text:style-name="P3">Iniciar con tu idea: vemos muchas cosas, pero no siempre entendemos lo esencial.</text:p>
        </text:list-item>
        <text:list-item>
          <text:p text:style-name="P3">La vida se presenta con ruido, caos, actividad, conflicto.</text:p>
        </text:list-item>
      </text:list>
      <text:p text:style-name="Quotations"><text:span text:style-name="Emphasis">“Las hormigas invaden la cocina. El ciervo aparece en la autopista. La marmota destruye el huerto. Y yo, atrapado entre problemas y soluciones, me olvido de mirar.”</text:span></text:p>
      <text:p text:style-name="Horizontal_20_Line"/>
      <text:h text:style-name="Heading_20_4" text:outline-level="4"><text:span text:style-name="Strong_20_Emphasis">2. Tomar distancia: ver el patrón</text:span></text:h>
      <text:list xml:id="list3611947314" text:style-name="L4">
        <text:list-item>
          <text:p text:style-name="P4">Cambiar el enfoque: dejar de mirar el instante, y observar el proceso.</text:p>
        </text:list-item>
        <text:list-item>
          <text:p text:style-name="P4">Introducir el ejemplo de los pájaros (perfecto tal como lo has escrito).</text:p>
        </text:list-item>
        <text:list-item>
          <text:p text:style-name="P4">Mostrar cómo cada año el ciclo se repite, no de forma mecánica, sino como una danza viva.</text:p>
        </text:list-item>
        <text:list-item>
          <text:p text:style-name="P4">Este es el corazón de la sección.</text:p>
        </text:list-item>
      </text:list>
      <text:p text:style-name="Horizontal_20_Line"/>
      <text:h text:style-name="Heading_20_4" text:outline-level="4"><text:span text:style-name="Strong_20_Emphasis">3. El ciclo es vida</text:span></text:h>
      <text:list xml:id="list394371491" text:style-name="L5">
        <text:list-item>
          <text:p text:style-name="P5">El ciclo no es algo accesorio. Es <text:span text:style-name="Emphasis">la forma que tiene la vida de continuar</text:span>.</text:p>
        </text:list-item>
        <text:list-item>
          <text:p text:style-name="P5">Todos los seres vivos lo siguen.</text:p>
        </text:list-item>
        <text:list-item>
          <text:p text:style-name="P5">Nosotros también.</text:p>
        </text:list-item>
      </text:list>
      <text:p text:style-name="Quotations"><text:span text:style-name="Emphasis">“Creemos que solo envejecemos, pero en realidad estamos cumpliendo una parte de algo que sigue, aunque nosotros no estemos.”</text:span></text:p>
      <text:p text:style-name="Horizontal_20_Line"/>
      <text:h text:style-name="Heading_20_4" text:outline-level="4"><text:span text:style-name="Strong_20_Emphasis">4. ¿Y nosotros?</text:span></text:h>
      <text:list xml:id="list2279846455" text:style-name="L6">
        <text:list-item>
          <text:p text:style-name="P6">Reflexión final, existencial:<text:line-break/>¿Qué lugar ocupamos nosotros en este ciclo? ¿Estamos cumpliendo un rol que no vemos?<text:line-break/><text:soft-page-break/>¿Y si nuestra rutina, nuestros afectos, nuestras pequeñas acciones... fueran parte de un ciclo sagrado?</text:p>
        </text:list-item>
      </text:list>
      <text:p text:style-name="Horizontal_20_Line"/>
      <text:h text:style-name="Heading_20_3" text:outline-level="3">✅ Próximo paso</text:h>
      <text:p text:style-name="Text_20_body">Si estás de acuerdo con esta estructura y enfoque, puedo redactar la sección completa con este tono suave, contemplativo y profundo, utilizando tu idea como base principal e integrando las ampliaciones que aquí te propuse.</text:p>
      <text:p text:style-name="Text_20_body">¿Quieres que la redacte ahora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3T10:55:07.848000000</meta:creation-date>
    <dc:date>2025-07-23T10:59:07.836000000</dc:date>
    <meta:editing-duration>PT4M</meta:editing-duration>
    <meta:editing-cycles>1</meta:editing-cycles>
    <meta:document-statistic meta:table-count="0" meta:image-count="0" meta:object-count="0" meta:page-count="3" meta:paragraph-count="35" meta:word-count="617" meta:character-count="3623" meta:non-whitespace-character-count="3061"/>
    <meta:generator>LibreOffice/7.3.5.2$Windows_X86_64 LibreOffice_project/184fe81b8c8c30d8b5082578aee2fed2ea847c01</meta:generator>
  </office:meta>
</office:document-meta>
</file>